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5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mples100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1" table:number-columns-repeated="1015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Samples=100</text:p>
          </table:table-cell>
          <table:covered-table-cell table:number-columns-repeated="2" table:style-name="ce10"/>
          <table:covered-table-cell table:number-columns-repeated="2" table:style-name="ce13"/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Centers100</text:p>
          </table:table-cell>
          <table:table-cell table:style-name="ce8" office:value-type="string" calcext:value-type="string">
            <text:p>Centers100Rate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884" calcext:value-type="float">
            <text:p>388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769" calcext:value-type="float">
            <text:p>76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924" calcext:value-type="float">
            <text:p>392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3179" calcext:value-type="float">
            <text:p>317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620" calcext:value-type="float">
            <text:p>162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255" calcext:value-type="float">
            <text:p>225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4689" calcext:value-type="float">
            <text:p>468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5512" calcext:value-type="float">
            <text:p>5512</text:p>
          </table:table-cell>
          <table:table-cell office:value-type="percentage" office:value="0.6" calcext:value-type="percentage">
            <text:p>6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16</text:p>
          </table:table-cell>
          <table:table-cell office:value-type="float" office:value="3824" calcext:value-type="float">
            <text:p>3824</text:p>
          </table:table-cell>
          <table:table-cell office:value-type="percentage" office:value="0.0333" calcext:value-type="percentage">
            <text:p>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float" office:value="90543" calcext:value-type="float">
            <text:p>9054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1025" calcext:value-type="float">
            <text:p>102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p8</text:p>
          </table:table-cell>
          <table:table-cell office:value-type="float" office:value="1066" calcext:value-type="float">
            <text:p>106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p16</text:p>
          </table:table-cell>
          <table:table-cell office:value-type="float" office:value="641" calcext:value-type="float">
            <text:p>64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904" calcext:value-type="float">
            <text:p>290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838" calcext:value-type="float">
            <text:p>283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409" calcext:value-type="float">
            <text:p>14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293" calcext:value-type="float">
            <text:p>129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872" calcext:value-type="float">
            <text:p>87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kls3100</text:p>
          </table:table-cell>
          <table:table-cell office:value-type="float" office:value="889" calcext:value-type="float">
            <text:p>889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6229" calcext:value-type="float">
            <text:p>622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138" calcext:value-type="float">
            <text:p>213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331" calcext:value-type="float">
            <text:p>23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942" calcext:value-type="float">
            <text:p>294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3334" calcext:value-type="float">
            <text:p>333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4439" calcext:value-type="float">
            <text:p>4439</text:p>
          </table:table-cell>
          <table:table-cell office:value-type="percentage" office:value="1" calcext:value-type="percentage">
            <text:p>100,00%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6440" calcext:value-type="float">
            <text:p>6440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float" office:value="5202" calcext:value-type="float">
            <text:p>5202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989" calcext:value-type="float">
            <text:p>198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519" calcext:value-type="float">
            <text:p>351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556" calcext:value-type="float">
            <text:p>355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432" calcext:value-type="float">
            <text:p>343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667" calcext:value-type="float">
            <text:p>266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8</text:p>
          </table:table-cell>
          <table:table-cell office:value-type="float" office:value="3709" calcext:value-type="float">
            <text:p>37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u16</text:p>
          </table:table-cell>
          <table:table-cell office:value-type="float" office:value="3160" calcext:value-type="float">
            <text:p>316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580" calcext:value-type="float">
            <text:p>258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621" calcext:value-type="float">
            <text:p>262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965" calcext:value-type="float">
            <text:p>2965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184" calcext:value-type="float">
            <text:p>3184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1" table:formula="of:=SUM([.B3:.B41])" office:value-type="float" office:value="202304" calcext:value-type="float">
            <text:p>202304</text:p>
          </table:table-cell>
          <table:table-cell table:style-name="ce5" table:formula="of:=AVERAGE([.C3:.C41])" office:value-type="percentage" office:value="0.903415384615384" calcext:value-type="percentage">
            <text:p>90,34%</text:p>
          </table:table-cell>
          <table:table-cell table:style-name="ce1"/>
          <table:table-cell table:style-name="ce5"/>
          <table:table-cell table:style-name="ce1" table:number-columns-repeated="1015"/>
        </table:table-row>
      </table:table>
      <table:table table:name="samples200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5" table:default-cell-style-name="Default"/>
        <table:table-column table:style-name="co6" table:default-cell-style-name="ce4"/>
        <table:table-column table:style-name="co3" table:default-cell-style-name="Default"/>
        <table:table-column table:style-name="co4" table:default-cell-style-name="ce4"/>
        <table:table-column table:style-name="co1" table:default-cell-style-name="Default"/>
        <table:table-column table:style-name="co7" table:default-cell-style-name="ce4"/>
        <table:table-column table:style-name="co1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Samples=200</text:p>
          </table:table-cell>
          <table:covered-table-cell table:number-columns-repeated="2" table:style-name="ce10"/>
          <table:covered-table-cell table:number-columns-repeated="2" table:style-name="ce14"/>
          <table:covered-table-cell table:number-columns-repeated="2" table:style-name="ce13"/>
          <table:covered-table-cell/>
          <table:covered-table-cell table:style-name="Default"/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Centers100</text:p>
          </table:table-cell>
          <table:table-cell table:style-name="ce8" office:value-type="string" calcext:value-type="string">
            <text:p>Centers100Rate</text:p>
          </table:table-cell>
          <table:table-cell table:style-name="ce8" office:value-type="string" calcext:value-type="string">
            <text:p>Mstart=100</text:p>
          </table:table-cell>
          <table:table-cell table:style-name="ce8" office:value-type="string" calcext:value-type="string">
            <text:p>Mstart=100 Rate</text:p>
          </table:table-cell>
          <table:table-cell table:style-name="ce8" office:value-type="string" calcext:value-type="string">
            <text:p>Centers=200</text:p>
          </table:table-cell>
          <table:table-cell table:style-name="ce8" office:value-type="string" calcext:value-type="string">
            <text:p>Centers=200Rate</text:p>
          </table:table-cell>
          <table:table-cell table:style-name="ce8" office:value-type="string" calcext:value-type="string">
            <text:p>Mstart=200</text:p>
          </table:table-cell>
          <table:table-cell table:style-name="ce8" office:value-type="string" calcext:value-type="string">
            <text:p>Mstart=200 Rate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470" calcext:value-type="float">
            <text:p>34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18" calcext:value-type="float">
            <text:p>4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83" calcext:value-type="float">
            <text:p>83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49" calcext:value-type="float">
            <text:p>8849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678" calcext:value-type="float">
            <text:p>6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3" calcext:value-type="float">
            <text:p>9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50" calcext:value-type="float">
            <text:p>16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9" calcext:value-type="float">
            <text:p>1949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549" calcext:value-type="float">
            <text:p>35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08" calcext:value-type="float">
            <text:p>45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68" calcext:value-type="float">
            <text:p>83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00" calcext:value-type="float">
            <text:p>9300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861" calcext:value-type="float">
            <text:p>28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50" calcext:value-type="float">
            <text:p>37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25" calcext:value-type="float">
            <text:p>70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21" calcext:value-type="float">
            <text:p>7621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460" calcext:value-type="float">
            <text:p>14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8" calcext:value-type="float">
            <text:p>19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15" calcext:value-type="float">
            <text:p>3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55" calcext:value-type="float">
            <text:p>385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035" calcext:value-type="float">
            <text:p>2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9" calcext:value-type="float">
            <text:p>26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42" calcext:value-type="float">
            <text:p>47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83" calcext:value-type="float">
            <text:p>4983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4231" calcext:value-type="float">
            <text:p>42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14" calcext:value-type="float">
            <text:p>57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86" calcext:value-type="float">
            <text:p>101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783" calcext:value-type="float">
            <text:p>11783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7341" calcext:value-type="float">
            <text:p>7341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2656" calcext:value-type="float">
            <text:p>12656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4813" calcext:value-type="float">
            <text:p>14813</text:p>
          </table:table-cell>
          <table:table-cell office:value-type="percentage" office:value="0.6" calcext:value-type="percentage">
            <text:p>6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16</text:p>
          </table:table-cell>
          <table:table-cell office:value-type="float" office:value="2912" calcext:value-type="float">
            <text:p>2912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10056" calcext:value-type="float">
            <text:p>10056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9447" calcext:value-type="float">
            <text:p>9447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20377" calcext:value-type="float">
            <text:p>20377</text:p>
          </table:table-cell>
          <table:table-cell office:value-type="percentage" office:value="0.0333" calcext:value-type="percentage">
            <text:p>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float" office:value="73700" calcext:value-type="float">
            <text:p>737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729" calcext:value-type="float">
            <text:p>1237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480" calcext:value-type="float">
            <text:p>2424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924" calcext:value-type="float">
            <text:p>248924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920" calcext:value-type="float">
            <text:p>9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3" calcext:value-type="float">
            <text:p>12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4" calcext:value-type="float">
            <text:p>21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74" calcext:value-type="float">
            <text:p>2474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p8</text:p>
          </table:table-cell>
          <table:table-cell office:value-type="float" office:value="866" calcext:value-type="float">
            <text:p>8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1" calcext:value-type="float">
            <text:p>17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45" calcext:value-type="float">
            <text:p>24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95" calcext:value-type="float">
            <text:p>339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p16</text:p>
          </table:table-cell>
          <table:table-cell office:value-type="float" office:value="846" calcext:value-type="float">
            <text:p>8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89" calcext:value-type="float">
            <text:p>2789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2077" calcext:value-type="float">
            <text:p>20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85" calcext:value-type="float">
            <text:p>548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556" calcext:value-type="float">
            <text:p>25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46" calcext:value-type="float">
            <text:p>36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31" calcext:value-type="float">
            <text:p>62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63" calcext:value-type="float">
            <text:p>7063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353" calcext:value-type="float">
            <text:p>23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23" calcext:value-type="float">
            <text:p>37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24" calcext:value-type="float">
            <text:p>63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47" calcext:value-type="float">
            <text:p>7447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048" calcext:value-type="float">
            <text:p>10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35" calcext:value-type="float">
            <text:p>3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04" calcext:value-type="float">
            <text:p>3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86" calcext:value-type="float">
            <text:p>7486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141" calcext:value-type="float">
            <text:p>11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6" calcext:value-type="float">
            <text:p>14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88" calcext:value-type="float">
            <text:p>26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28" calcext:value-type="float">
            <text:p>2928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815" calcext:value-type="float">
            <text:p>815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30" calcext:value-type="float">
            <text:p>103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895" calcext:value-type="float">
            <text:p>18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07" calcext:value-type="float">
            <text:p>2007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kls3100</text:p>
          </table:table-cell>
          <table:table-cell office:value-type="float" office:value="863" calcext:value-type="float">
            <text:p>86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020" calcext:value-type="float">
            <text:p>1020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921" calcext:value-type="float">
            <text:p>192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005" calcext:value-type="float">
            <text:p>200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398" calcext:value-type="float">
            <text:p>2398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3131" calcext:value-type="float">
            <text:p>313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5736" calcext:value-type="float">
            <text:p>573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6197" calcext:value-type="float">
            <text:p>6197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890" calcext:value-type="float">
            <text:p>48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49" calcext:value-type="float">
            <text:p>104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81" calcext:value-type="float">
            <text:p>160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763" calcext:value-type="float">
            <text:p>20763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893" calcext:value-type="float">
            <text:p>18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2" calcext:value-type="float">
            <text:p>24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06" calcext:value-type="float">
            <text:p>45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97" calcext:value-type="float">
            <text:p>4997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138" calcext:value-type="float">
            <text:p>21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09" calcext:value-type="float">
            <text:p>50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53" calcext:value-type="float">
            <text:p>5753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767" calcext:value-type="float">
            <text:p>2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25" calcext:value-type="float">
            <text:p>38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33" calcext:value-type="float">
            <text:p>60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75" calcext:value-type="float">
            <text:p>787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2149" calcext:value-type="float">
            <text:p>21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37" calcext:value-type="float">
            <text:p>52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23" calcext:value-type="float">
            <text:p>84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84" calcext:value-type="float">
            <text:p>10784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3371" calcext:value-type="float">
            <text:p>33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94" calcext:value-type="float">
            <text:p>115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48" calcext:value-type="float">
            <text:p>126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331" calcext:value-type="float">
            <text:p>223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2860" calcext:value-type="float">
            <text:p>286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20361" calcext:value-type="float">
            <text:p>203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22" calcext:value-type="float">
            <text:p>1232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0592" calcext:value-type="float">
            <text:p>40592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float" office:value="3545" calcext:value-type="float">
            <text:p>3545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8071" calcext:value-type="float">
            <text:p>8071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2756" calcext:value-type="float">
            <text:p>12756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5776" calcext:value-type="float">
            <text:p>15776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797" calcext:value-type="float">
            <text:p>17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5" calcext:value-type="float">
            <text:p>23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27" calcext:value-type="float">
            <text:p>43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31" calcext:value-type="float">
            <text:p>47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249" calcext:value-type="float">
            <text:p>32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52" calcext:value-type="float">
            <text:p>38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52" calcext:value-type="float">
            <text:p>77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41" calcext:value-type="float">
            <text:p>7841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311" calcext:value-type="float">
            <text:p>33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51" calcext:value-type="float">
            <text:p>39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27" calcext:value-type="float">
            <text:p>76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49" calcext:value-type="float">
            <text:p>7149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235" calcext:value-type="float">
            <text:p>32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82" calcext:value-type="float">
            <text:p>39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60" calcext:value-type="float">
            <text:p>76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87" calcext:value-type="float">
            <text:p>6987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420" calcext:value-type="float">
            <text:p>24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17" calcext:value-type="float">
            <text:p>33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15" calcext:value-type="float">
            <text:p>55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24" calcext:value-type="float">
            <text:p>6624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n8</text:p>
          </table:table-cell>
          <table:table-cell office:value-type="float" office:value="3060" calcext:value-type="float">
            <text:p>30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83" calcext:value-type="float">
            <text:p>48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08" calcext:value-type="float">
            <text:p>86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15" calcext:value-type="float">
            <text:p>1001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nu16</text:p>
          </table:table-cell>
          <table:table-cell office:value-type="float" office:value="2338" calcext:value-type="float">
            <text:p>23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31" calcext:value-type="float">
            <text:p>87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95" calcext:value-type="float">
            <text:p>76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005" calcext:value-type="float">
            <text:p>1700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326" calcext:value-type="float">
            <text:p>23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58" calcext:value-type="float">
            <text:p>32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01" calcext:value-type="float">
            <text:p>54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08" calcext:value-type="float">
            <text:p>6608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491" calcext:value-type="float">
            <text:p>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65" calcext:value-type="float">
            <text:p>35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28" calcext:value-type="float">
            <text:p>59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28" calcext:value-type="float">
            <text:p>7128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707" calcext:value-type="float">
            <text:p>270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3804" calcext:value-type="float">
            <text:p>3804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6161" calcext:value-type="float">
            <text:p>616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790" calcext:value-type="float">
            <text:p>7790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247" calcext:value-type="float">
            <text:p>324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4203" calcext:value-type="float">
            <text:p>420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6868" calcext:value-type="float">
            <text:p>686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8501" calcext:value-type="float">
            <text:p>8501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5"/>
        </table:table-row>
        <table:table-row table:style-name="ro2">
          <table:table-cell table:style-name="ce1"/>
          <table:table-cell table:style-name="ce1" table:formula="of:=SUM([.B3:.B41])" office:value-type="float" office:value="166997" calcext:value-type="float">
            <text:p>166997</text:p>
          </table:table-cell>
          <table:table-cell table:style-name="ce5" table:formula="of:=AVERAGE([.C3:.C41])" office:value-type="percentage" office:value="0.908546153846154" calcext:value-type="percentage">
            <text:p>90,85%</text:p>
          </table:table-cell>
          <table:table-cell table:style-name="ce1" table:formula="of:=SUM([.D3:.D41])" office:value-type="float" office:value="299581" calcext:value-type="float">
            <text:p>299581</text:p>
          </table:table-cell>
          <table:table-cell table:style-name="ce5" table:formula="of:=AVERAGE([.E3:.E41])" office:value-type="percentage" office:value="0.900853846153846" calcext:value-type="percentage">
            <text:p>90,09%</text:p>
          </table:table-cell>
          <table:table-cell table:style-name="ce1" table:formula="of:=SUM([.F3:.F41])" office:value-type="float" office:value="494437" calcext:value-type="float">
            <text:p>494437</text:p>
          </table:table-cell>
          <table:table-cell table:style-name="ce5" table:formula="of:=AVERAGE([.G3:.G41])" office:value-type="percentage" office:value="0.948723076923077" calcext:value-type="percentage">
            <text:p>94,87%</text:p>
          </table:table-cell>
          <table:table-cell table:style-name="ce1" table:formula="of:=SUM([.H3:.H41])" office:value-type="float" office:value="598191" calcext:value-type="float">
            <text:p>598191</text:p>
          </table:table-cell>
          <table:table-cell table:style-name="ce5" table:formula="of:=AVERAGE([.I3:.I41])" office:value-type="percentage" office:value="0.951282051282051" calcext:value-type="percentage">
            <text:p>95,13%</text:p>
          </table:table-cell>
          <table:table-cell table:style-name="ce1" table:number-columns-repeated="10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" table:formula="of:=([.H42]-[.F42])/598191" office:value-type="percentage" office:value="0.173446273848988" calcext:value-type="percentage">
            <text:p>17,34%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4" table:formula="of:=([.D42]-[.B42])/[.D42]" office:value-type="percentage" office:value="0.44256478214573" calcext:value-type="percentage">
            <text:p>44,26%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5"/>
        </table:table-row>
      </table:table>
      <table:table table:name="samples400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Samples=400</text:p>
          </table:table-cell>
          <table:covered-table-cell table:number-columns-repeated="2" table:style-name="ce10"/>
          <table:covered-table-cell table:style-name="ce13"/>
          <table:covered-table-cell/>
        </table:table-row>
        <table:table-row table:style-name="ro1">
          <table:table-cell table:style-name="ce8"/>
          <table:table-cell table:style-name="ce8" office:value-type="string" calcext:value-type="string">
            <text:p>Centers100</text:p>
          </table:table-cell>
          <table:table-cell table:style-name="ce8" office:value-type="string" calcext:value-type="string">
            <text:p>Centers100Rate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185" calcext:value-type="float">
            <text:p>3185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599" calcext:value-type="float">
            <text:p>59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246" calcext:value-type="float">
            <text:p>324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663" calcext:value-type="float">
            <text:p>266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364" calcext:value-type="float">
            <text:p>136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850" calcext:value-type="float">
            <text:p>185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876" calcext:value-type="float">
            <text:p>3876</text:p>
          </table:table-cell>
          <table:table-cell office:value-type="percentage" office:value="0.9" calcext:value-type="percentage">
            <text:p>9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2528" calcext:value-type="float">
            <text:p>252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16</text:p>
          </table:table-cell>
          <table:table-cell office:value-type="float" office:value="1328" calcext:value-type="float">
            <text:p>1328</text:p>
          </table:table-cell>
          <table:table-cell office:value-type="percentage" office:value="0.0333" calcext:value-type="percentage">
            <text:p>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float" office:value="47663" calcext:value-type="float">
            <text:p>4766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829" calcext:value-type="float">
            <text:p>82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8</text:p>
          </table:table-cell>
          <table:table-cell office:value-type="float" office:value="479" calcext:value-type="float">
            <text:p>47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16</text:p>
          </table:table-cell>
          <table:table-cell office:value-type="float" office:value="298" calcext:value-type="float">
            <text:p>29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419" calcext:value-type="float">
            <text:p>241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1344" calcext:value-type="float">
            <text:p>134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506" calcext:value-type="float">
            <text:p>50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049" calcext:value-type="float">
            <text:p>104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738" calcext:value-type="float">
            <text:p>738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s3100</text:p>
          </table:table-cell>
          <table:table-cell office:value-type="float" office:value="769" calcext:value-type="float">
            <text:p>769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180" calcext:value-type="float">
            <text:p>2180</text:p>
          </table:table-cell>
          <table:table-cell office:value-type="percentage" office:value="0.6333" calcext:value-type="percentage">
            <text:p>6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3063" calcext:value-type="float">
            <text:p>306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757" calcext:value-type="float">
            <text:p>175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1675" calcext:value-type="float">
            <text:p>1675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594" calcext:value-type="float">
            <text:p>259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915" calcext:value-type="float">
            <text:p>1915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1948" calcext:value-type="float">
            <text:p>194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1907" calcext:value-type="float">
            <text:p>1907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float" office:value="2287" calcext:value-type="float">
            <text:p>2287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641" calcext:value-type="float">
            <text:p>1641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040" calcext:value-type="float">
            <text:p>304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021" calcext:value-type="float">
            <text:p>3021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979" calcext:value-type="float">
            <text:p>297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150" calcext:value-type="float">
            <text:p>215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8</text:p>
          </table:table-cell>
          <table:table-cell office:value-type="float" office:value="1778" calcext:value-type="float">
            <text:p>17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u16</text:p>
          </table:table-cell>
          <table:table-cell office:value-type="float" office:value="1052" calcext:value-type="float">
            <text:p>1052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130" calcext:value-type="float">
            <text:p>213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946" calcext:value-type="float">
            <text:p>194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489" calcext:value-type="float">
            <text:p>248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122" calcext:value-type="float">
            <text:p>3122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SUM([.B3:.B41])" office:value-type="float" office:value="121407" calcext:value-type="float">
            <text:p>121407</text:p>
          </table:table-cell>
          <table:table-cell table:style-name="ce5" table:formula="of:=AVERAGE([.C3:.C41])" office:value-type="percentage" office:value="0.901707692307692" calcext:value-type="percentage">
            <text:p>90,17%</text:p>
          </table:table-cell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08:17:37.895580043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0T09:34:51.340131893</meta:creation-date>
    <dc:date>2021-02-12T16:35:35.520189458</dc:date>
    <meta:editing-duration>P1DT5H35M23S</meta:editing-duration>
    <meta:editing-cycles>195</meta:editing-cycles>
    <meta:generator>LibreOffice/7.0.4.2$Linux_X86_64 LibreOffice_project/00$Build-2</meta:generator>
    <meta:document-statistic meta:table-count="3" meta:cell-count="614" meta:object-count="0"/>
  </office:meta>
</office:document-meta>
</file>